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LLADARES CHAPOÑAN JU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8874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LLADARES CHAPOÑAN, JUAN WILLIA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887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ALLADARES CHAPOÑAN, JOSE ANTON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332868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14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